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6" draw:id="id6" draw:layer="layout" svg:width="5cm" svg:height="3.8cm" svg:x="3cm" svg:y="3cm">
          <text:p text:style-name="P1">Dataset</text:p>
        </draw:ellipse>
        <draw:ellipse draw:style-name="gr2" draw:text-style-name="P1" xml:id="id1" draw:id="id1" draw:layer="layout" svg:width="5cm" svg:height="3.8cm" svg:x="10.9cm" svg:y="7.6cm">
          <text:p text:style-name="P1">RightsStatement</text:p>
        </draw:ellipse>
        <draw:ellipse draw:style-name="gr2" draw:text-style-name="P1" xml:id="id7" draw:id="id7" draw:layer="layout" svg:width="5cm" svg:height="3.8cm" svg:x="18.9cm" svg:y="3cm">
          <text:p text:style-name="P1">License</text:p>
        </draw:ellipse>
        <draw:ellipse draw:style-name="gr2" draw:text-style-name="P1" xml:id="id2" draw:id="id2" draw:layer="layout" svg:width="5cm" svg:height="3.8cm" svg:x="19cm" svg:y="13.8cm">
          <text:p text:style-name="P1">foaf:Document</text:p>
        </draw:ellipse>
        <draw:rect draw:style-name="gr2" draw:text-style-name="P1" xml:id="id3" draw:id="id3" draw:layer="layout" svg:width="4.5cm" svg:height="1.6cm" svg:x="2.7cm" svg:y="12.6cm">
          <text:p text:style-name="P1">...</text:p>
        </draw:rect>
        <draw:rect draw:style-name="gr2" draw:text-style-name="P1" xml:id="id4" draw:id="id4" draw:layer="layout" svg:width="4.5cm" svg:height="1.6cm" svg:x="2.7cm" svg:y="15cm">
          <text:p text:style-name="P1">...</text:p>
        </draw:rect>
        <draw:rect draw:style-name="gr2" draw:text-style-name="P1" xml:id="id5" draw:id="id5" draw:layer="layout" svg:width="4.5cm" svg:height="1.6cm" svg:x="2.7cm" svg:y="17.3cm">
          <text:p text:style-name="P1">...</text:p>
        </draw:rect>
        <draw:connector draw:style-name="gr3" draw:text-style-name="P1" draw:layer="layout" draw:type="curve" svg:x1="13.4cm" svg:y1="11.4cm" svg:x2="19cm" svg:y2="15.7cm" draw:start-shape="id1" draw:start-glue-point="2" draw:end-shape="id2" draw:end-glue-point="3" svg:d="m13400 11400c0 2867 1866 4300 5600 4300">
          <text:p/>
        </draw:connector>
        <draw:connector draw:style-name="gr3" draw:text-style-name="P1" draw:layer="layout" draw:type="curve" svg:x1="13.4cm" svg:y1="11.4cm" svg:x2="7.2cm" svg:y2="13.4cm" draw:start-shape="id1" draw:start-glue-point="2" draw:end-shape="id3" draw:end-glue-point="1" svg:d="m13400 11400c0 1334-2066 2000-6200 2000">
          <text:p/>
        </draw:connector>
        <draw:connector draw:style-name="gr3" draw:text-style-name="P1" draw:layer="layout" draw:type="curve" svg:x1="13.4cm" svg:y1="11.4cm" svg:x2="7.2cm" svg:y2="15.8cm" draw:start-shape="id1" draw:start-glue-point="2" draw:end-shape="id4" draw:end-glue-point="1" svg:d="m13400 11400c0 2934-2066 4400-6200 4400">
          <text:p/>
        </draw:connector>
        <draw:connector draw:style-name="gr3" draw:text-style-name="P1" draw:layer="layout" draw:type="curve" svg:x1="13.4cm" svg:y1="11.4cm" svg:x2="7.2cm" svg:y2="18.1cm" draw:start-shape="id1" draw:start-glue-point="2" draw:end-shape="id5" draw:end-glue-point="1" svg:d="m13400 11400c0 4467-2066 6700-6200 6700">
          <text:p/>
        </draw:connector>
        <draw:frame draw:style-name="gr4" draw:text-style-name="P2" draw:layer="layout" svg:width="3.592cm" svg:height="0.806cm" svg:x="7.508cm" svg:y="13.5cm">
          <draw:text-box>
            <text:p><text:span text:style-name="T1">attributionText</text:span></text:p>
          </draw:text-box>
        </draw:frame>
        <draw:frame draw:style-name="gr4" draw:text-style-name="P2" draw:layer="layout" svg:width="3.677cm" svg:height="0.806cm" svg:x="7.4cm" svg:y="15.968cm">
          <draw:text-box>
            <text:p><text:span text:style-name="T1">attributionURL</text:span></text:p>
          </draw:text-box>
        </draw:frame>
        <draw:frame draw:style-name="gr4" draw:text-style-name="P2" draw:layer="layout" svg:width="3.927cm" svg:height="0.806cm" svg:x="7.4cm" svg:y="18.4cm">
          <draw:text-box>
            <text:p><text:span text:style-name="T1">copyrightNotice</text:span></text:p>
          </draw:text-box>
        </draw:frame>
        <draw:frame draw:style-name="gr4" draw:text-style-name="P2" draw:layer="layout" svg:width="4.249cm" svg:height="0.806cm" svg:x="14.9cm" svg:y="15.9cm">
          <draw:text-box>
            <text:p><text:span text:style-name="T1">reuserGuidelines</text:span></text:p>
          </draw:text-box>
        </draw:frame>
        <draw:connector draw:style-name="gr3" draw:text-style-name="P1" draw:layer="layout" draw:type="curve" svg:x1="8cm" svg:y1="4.9cm" svg:x2="18.9cm" svg:y2="4.9cm" draw:start-shape="id6" draw:start-glue-point="1" draw:end-shape="id7" svg:d="m8000 4900h10900">
          <text:p/>
        </draw:connector>
        <draw:connector draw:style-name="gr3" draw:text-style-name="P1" draw:layer="layout" draw:type="curve" svg:x1="5.5cm" svg:y1="6.8cm" svg:x2="10.9cm" svg:y2="9.5cm" draw:start-shape="id6" draw:start-glue-point="2" draw:end-shape="id1" svg:d="m5500 6800c0 1800 1800 2700 5400 2700">
          <text:p/>
        </draw:connector>
        <draw:connector draw:style-name="gr3" draw:text-style-name="P1" draw:layer="layout" draw:type="curve" svg:x1="15.9cm" svg:y1="9.5cm" svg:x2="21.4cm" svg:y2="6.8cm" draw:start-shape="id1" draw:start-glue-point="1" draw:end-shape="id7" draw:end-glue-point="2" svg:d="m15900 9500c3667 0 5500-900 5500-2700">
          <text:p/>
        </draw:connector>
        <draw:frame draw:style-name="gr4" draw:text-style-name="P2" draw:layer="layout" svg:width="2.852cm" svg:height="0.806cm" svg:x="11.2cm" svg:y="3.6cm">
          <draw:text-box>
            <text:p><text:span text:style-name="T1">dct:license</text:span></text:p>
          </draw:text-box>
        </draw:frame>
        <draw:frame draw:style-name="gr4" draw:text-style-name="P2" draw:layer="layout" svg:width="2.521cm" svg:height="0.806cm" svg:x="7.579cm" svg:y="9.694cm">
          <draw:text-box>
            <text:p><text:span text:style-name="T1">dct:rights</text:span></text:p>
          </draw:text-box>
        </draw:frame>
        <draw:frame draw:style-name="gr4" draw:text-style-name="P2" draw:layer="layout" svg:width="3.842cm" svg:height="1.361cm" svg:x="16.2cm" svg:y="9.639cm">
          <draw:text-box>
            <text:p><text:span text:style-name="T1">dataLicense</text:span></text:p>
            <text:p><text:span text:style-name="T1">contentLice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0T10:30:21</meta:creation-date>
    <dc:date>2013-06-10T10:56:54</dc:date>
    <meta:editing-duration>PT25M15S</meta:editing-duration>
    <meta:editing-cycles>3</meta:editing-cycles>
    <meta:generator>OpenOffice.org/3.4$Linux OpenOffice.org_project/340m1$Build-9590</meta:generator>
    <meta:document-statistic meta:object-count="21"/>
  </office:meta>
</office:document-meta>
</file>